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D9000000BEAC90FA7BDFFB8FEE.png" manifest:media-type="image/png"/>
  <manifest:file-entry manifest:full-path="Pictures/1000227A000010AB00000EA258F47299FC18E65E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58220" draw:textarea-horizontal-align="justify" draw:textarea-vertical-align="middle" draw:auto-grow-height="false" fo:min-height="5.674cm" fo:min-width="4.285cm" fo:padding-top="0.151cm" fo:padding-bottom="0.151cm" fo:padding-left="0.276cm" fo:padding-right="0.276cm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58220"/>
      <style:paragraph-properties fo:text-align="center"/>
      <style:text-properties style:font-name="Arial" fo:font-size="10pt" style:font-size-asian="32pt" style:font-size-complex="32pt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4.837cm" svg:height="5.976cm" svg:x="2.487cm" svg:y="2.00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118cm" svg:height="2.737cm" svg:x="3.453cm" svg:y="2.341cm">
          <draw:image xlink:href="Pictures/1000227A000010AB00000EA258F47299FC18E65E.svg" xlink:type="simple" xlink:show="embed" xlink:actuate="onLoad">
            <text:p/>
          </draw:image>
          <draw:image xlink:href="Pictures/10000201000000D9000000BEAC90FA7BDFFB8FEE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6T07:24:53.339436674</meta:creation-date>
    <dc:date>2019-07-26T07:30:26.930396147</dc:date>
    <meta:editing-duration>PT5M38S</meta:editing-duration>
    <meta:editing-cycles>2</meta:editing-cycles>
    <meta:generator>LibreOffice/5.4.5.1$MacOSX_X86_64 LibreOffice_project/79c9829dd5d8054ec39a82dc51cd9eff340dbee8</meta:generator>
    <meta:document-statistic meta:object-count="2"/>
  </office:meta>
</office:document-meta>
</file>